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1cm" draw:marker-start-width="0.35cm" draw:marker-end-width="0.35cm" draw:textarea-horizontal-align="justify" draw:textarea-vertical-align="middle" draw:auto-grow-height="tru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marker-end="Arrow" draw:textarea-vertical-align="middl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true" fo:min-height="0.199cm" fo:min-width="1.217cm"/>
    </style:style>
    <style:style style:name="gr4" style:family="graphic" style:parent-style-name="standard">
      <style:graphic-properties draw:stroke="dash" draw:stroke-dash="Fine_20_Dashed" draw:marker-end="Arrow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true" fo:min-height="0.556cm" fo:min-width="1.193cm"/>
    </style:style>
    <style:style style:name="gr6" style:family="graphic" style:parent-style-name="standard">
      <style:graphic-properties draw:stroke="solid" draw:stroke-dash="Fine_20_Dashed" draw:marker-end="Arrow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textarea-horizontal-align="justify" draw:textarea-vertical-align="middle" draw:auto-grow-height="true" fo:min-height="0.466cm" fo:min-width="1.052cm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true" fo:min-height="0.556cm" fo:min-width="1.217cm"/>
    </style:style>
    <style:style style:name="gr1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true" fo:min-height="0.556cm" fo:min-width="1.437cm" fo:padding-top="0.175cm" fo:padding-bottom="0.175cm" fo:padding-left="0.3cm" fo:padding-right="0.3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9cm" svg:height="1.28cm" svg:x="2.32cm" svg:y="2.778cm">
          <text:p text:style-name="P1"><text:span text:style-name="T1">Re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4.446cm" svg:y1="2.965cm" svg:x2="15.224cm" svg:y2="3.407cm" draw:start-shape="id1" draw:start-glue-point="11" draw:end-shape="id2" draw:end-glue-point="6" svg:d="m4446 2965c0-1105 2786-921 3528-535s-560 977 7250 977" svg:viewBox="0 0 10779 1278">
          <text:p/>
        </draw:connector>
        <draw:custom-shape draw:style-name="gr3" draw:text-style-name="P2" xml:id="id4" draw:id="id4" draw:layer="layout" svg:width="2.427cm" svg:height="1.14cm" svg:x="4.175cm" svg:y="5.064cm">
          <text:p text:style-name="P1"><text:span text:style-name="T1">prox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1.882cm" svg:y1="5.615cm" svg:x2="4.446cm" svg:y2="3.871cm" draw:start-shape="id3" draw:start-glue-point="5" draw:end-shape="id1" draw:end-glue-point="9" svg:d="m11882 5615c0-1255-7436-384-7436-1744" svg:viewBox="0 0 7437 1745">
          <text:p/>
        </draw:connector>
        <draw:custom-shape draw:style-name="gr5" draw:text-style-name="P2" xml:id="id5" draw:id="id5" draw:layer="layout" svg:width="2.577cm" svg:height="1.14cm" svg:x="14.679cm" svg:y="6.972cm">
          <text:p text:style-name="P2">Com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6.602cm" svg:y1="5.634cm" svg:x2="14.679cm" svg:y2="7.542cm" draw:start-shape="id4" draw:start-glue-point="10" draw:end-shape="id5" draw:end-glue-point="6" svg:d="m6602 5634c6057 0 2019 1908 8077 1908" svg:viewBox="0 0 8078 1909">
          <text:p/>
        </draw:connector>
        <draw:connector draw:style-name="gr6" draw:text-style-name="P3" draw:layer="layout" draw:type="curve" svg:x1="15.056cm" svg:y1="7.139cm" svg:x2="13.954cm" svg:y2="6.018cm" draw:start-shape="id5" draw:start-glue-point="5" draw:end-shape="id3" svg:d="m15056 7139c0-748-367-1121-1102-1121" svg:viewBox="0 0 1103 1122">
          <text:p/>
        </draw:connector>
        <draw:connector draw:style-name="gr6" draw:text-style-name="P3" draw:layer="layout" draw:type="curve" svg:x1="3.565cm" svg:y1="4.058cm" svg:x2="4.53cm" svg:y2="5.231cm" draw:start-shape="id1" draw:start-glue-point="8" draw:end-shape="id4" draw:end-glue-point="5" svg:d="m3565 4058c0 792 965 206 965 1173" svg:viewBox="0 0 966 1174">
          <text:p/>
        </draw:connector>
        <draw:line draw:style-name="gr7" draw:text-style-name="P1" draw:layer="layout" svg:x1="10.779cm" svg:y1="1.127cm" svg:x2="10.779cm" svg:y2="8.62cm">
          <text:p/>
        </draw:line>
        <draw:frame draw:style-name="gr8" draw:text-style-name="P4" draw:layer="layout" svg:width="3.048cm" svg:height="0.725cm" svg:x="1.127cm" svg:y="1.037cm">
          <draw:text-box>
            <text:p text:style-name="P4">Primary env</text:p>
          </draw:text-box>
        </draw:frame>
        <draw:frame draw:style-name="gr8" draw:text-style-name="P4" draw:layer="layout" svg:width="3.683cm" svg:height="0.725cm" svg:x="16.113cm" svg:y="1.037cm">
          <draw:text-box>
            <text:p text:style-name="P4">Secondary env</text:p>
          </draw:text-box>
        </draw:frame>
        <draw:custom-shape draw:style-name="gr9" draw:text-style-name="P2" xml:id="id6" draw:id="id6" draw:layer="layout" svg:width="2.194cm" svg:height="1.138cm" svg:x="12.811cm" svg:y="1.259cm">
          <text:p text:style-name="P1"><text:span text:style-name="T1">Roo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" draw:id="id3" draw:layer="layout" svg:width="2.427cm" svg:height="1.14cm" svg:x="11.527cm" svg:y="5.448cm">
          <text:p text:style-name="P1"><text:span text:style-name="T1">prox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" draw:id="id2" draw:layer="layout" svg:width="2.881cm" svg:height="1.282cm" svg:x="15.224cm" svg:y="2.766cm">
          <text:p text:style-name="P1"><text:span text:style-name="T1">Renv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5.968cm" svg:y1="6.972cm" svg:x2="4.81cm" svg:y2="3.418cm" draw:start-shape="id5" draw:start-glue-point="4" draw:end-shape="id1" draw:end-glue-point="10" svg:d="m15968 6972c0-2370-3719-3554-11158-3554" svg:viewBox="0 0 11159 3555">
          <text:p/>
        </draw:connector>
        <draw:connector draw:style-name="gr6" draw:text-style-name="P3" draw:layer="layout" draw:type="curve" svg:x1="16.665cm" svg:y1="4.048cm" svg:x2="16.879cm" svg:y2="7.139cm" draw:start-shape="id2" draw:start-glue-point="8" draw:end-shape="id5" draw:end-glue-point="11" svg:d="m16665 4048c0 2232 214 687 214 3091" svg:viewBox="0 0 215 3092">
          <text:p/>
        </draw:connector>
        <draw:connector draw:style-name="gr6" draw:text-style-name="P3" draw:layer="layout" draw:type="curve" svg:x1="14.684cm" svg:y1="2.231cm" svg:x2="16.665cm" svg:y2="2.766cm" draw:start-shape="id6" draw:start-glue-point="9" draw:end-shape="id2" draw:end-glue-point="4" svg:d="m14684 2231c0 490 1981 223 1981 535" svg:viewBox="0 0 1982 536">
          <text:p/>
        </draw:connector>
        <draw:custom-shape draw:style-name="gr12" draw:text-style-name="P3" draw:layer="layout" svg:width="2.999cm" svg:height="0.508cm" svg:x="8.415cm" svg:y="1.508cm">
          <text:p text:style-name="P3"><text:span text:style-name="T2">Connection</text:span></text:p>
          <draw:enhanced-geometry svg:viewBox="0 0 21600 21600" draw:mirror-horizontal="false" draw:type="line-callout-1" draw:modifiers="-10180.8 28686.836935167 -1800 23509.6267190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3" draw:layer="layout" svg:width="1.602cm" svg:height="0.508cm" svg:x="4.429cm" svg:y="1.381cm">
          <text:p text:style-name="P3"><text:span text:style-name="T2">Server</text:span></text:p>
          <draw:enhanced-geometry svg:viewBox="0 0 21600 21600" draw:mirror-horizontal="false" draw:type="line-callout-1" draw:modifiers="-16856.8933250156 57840.4715127701 -3382.15845290081 23509.6267190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3" draw:layer="layout" svg:width="1.602cm" svg:height="0.508cm" svg:x="17.813cm" svg:y="1.889cm">
          <text:p text:style-name="P3"><text:span text:style-name="T2">Server</text:span></text:p>
          <draw:enhanced-geometry svg:viewBox="0 0 21600 21600" draw:mirror-horizontal="false" draw:type="line-callout-1" draw:modifiers="-9135.87024329383 37471.1198428291 -3382.15845290081 23509.6267190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31T10:46:37.445272052</meta:creation-date>
    <dc:date>2016-03-31T21:22:56</dc:date>
    <meta:editing-duration>PT2H23M27S</meta:editing-duration>
    <meta:editing-cycles>7</meta:editing-cycles>
    <meta:generator>LibreOffice/3.5$Linux_X86_64 LibreOffice_project/350m1$Build-2</meta:generator>
    <dc:creator>Yuri Borisov</dc:creator>
    <meta:document-statistic meta:object-count="20"/>
  </office:meta>
</office:document-meta>
</file>